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376cm" svg:height="9.963cm" svg:x="7.688cm" svg:y="3.011cm">
            <draw:object draw:notify-on-update-of-ranges="Sheet1.A1:Sheet1.A1 Sheet1.A2:Sheet1.A6 Sheet1.B1:Sheet1.B1 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Python</text:p>
          </table:table-cell>
          <table:table-cell table:style-name="Default" office:value-type="string" calcext:value-type="string">
            <text:p>C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496628284454346" calcext:value-type="float">
            <text:p>0,050</text:p>
          </table:table-cell>
          <table:table-cell office:value-type="float" office:value="2.39265632629395" calcext:value-type="float">
            <text:p>2,39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517194747924805" calcext:value-type="float">
            <text:p>0,517</text:p>
          </table:table-cell>
          <table:table-cell office:value-type="float" office:value="2.46406388282776" calcext:value-type="float">
            <text:p>2,46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.9363477230072" calcext:value-type="float">
            <text:p>4,936</text:p>
          </table:table-cell>
          <table:table-cell office:value-type="float" office:value="3.15975069999695" calcext:value-type="float">
            <text:p>3,16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0.6886167526245" calcext:value-type="float">
            <text:p>50,689</text:p>
          </table:table-cell>
          <table:table-cell office:value-type="float" office:value="9.65542602539063" calcext:value-type="float">
            <text:p>9,655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16.681136846542" calcext:value-type="float">
            <text:p>516,681</text:p>
          </table:table-cell>
          <table:table-cell office:value-type="float" office:value="74.4442403316498" calcext:value-type="float">
            <text:p>74,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i" fo:country="FI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4T16:29:21.307809657</meta:creation-date>
    <dc:date>2022-02-24T16:56:33.756586195</dc:date>
    <meta:editing-duration>PT6M51S</meta:editing-duration>
    <meta:editing-cycles>1</meta:editing-cycles>
    <meta:generator>LibreOffice/7.3.0.3$Linux_X86_64 LibreOffice_project/30$Build-3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3" number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7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377cm" svg:height="9.964cm" xlink:href=".." xlink:type="simple" chart:class="chart:scatter" chart:style-name="ch1">
        <chart:legend chart:legend-position="end" svg:x="15.948cm" svg:y="4.434cm" style:legend-expansion="high" chart:style-name="ch2"/>
        <chart:plot-area chart:style-name="ch3" table:cell-range-address="Sheet1.A1:Sheet1.C6" chart:data-source-has-labels="both" svg:x="2.706cm" svg:y="0.199cm" svg:width="12.875cm" svg:height="8.585cm">
          <chart:coordinate-region svg:x="3.804cm" svg:y="0.399cm" svg:width="10.466cm" svg:height="7.738cm"/>
          <chart:axis chart:dimension="x" chart:name="primary-x" chart:style-name="ch4" chartooo:axis-type="auto">
            <chart:title svg:x="7.948cm" svg:y="8.983cm" chart:style-name="ch5">
              <text:p>Path count (log)</text:p>
            </chart:title>
            <chart:categories table:cell-range-address="Sheet1.A2:Sheet1.A6"/>
          </chart:axis>
          <chart:axis chart:dimension="y" chart:name="primary-y" chart:style-name="ch6">
            <chart:title svg:x="0.451cm" svg:y="4.211cm" chart:style-name="ch5">
              <text:p>Time (s, log)</text:p>
            </chart:title>
            <chart:grid chart:style-name="ch7" chart:class="major"/>
          </chart:axis>
          <chart:series chart:style-name="ch8" chart:values-cell-range-address="Sheet1.B2:Sheet1.B6" chart:label-cell-address="Sheet1.B1:Sheet1.B1" chart:class="chart:scatter">
            <chart:domain table:cell-range-address="Sheet1.A2:Sheet1.A6"/>
            <chart:data-point chart:repeated="5"/>
          </chart:series>
          <chart:series chart:style-name="ch9" chart:values-cell-range-address="Sheet1.C2:Sheet1.C6" chart:label-cell-address="Sheet1.C1:Sheet1.C1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ython</text:p>
                <draw:g>
                  <svg:desc>Sheet1.B1:Sheet1.B1</svg:desc>
                </draw:g>
              </table:table-cell>
              <table:table-cell office:value-type="string">
                <text:p>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6</svg:desc>
                </draw:g>
              </table:table-cell>
              <table:table-cell office:value-type="float" office:value="0.0496628284454346">
                <text:p>0.0496628284454346</text:p>
                <draw:g>
                  <svg:desc>Sheet1.B2:Sheet1.B6</svg:desc>
                </draw:g>
              </table:table-cell>
              <table:table-cell office:value-type="float" office:value="2.39265632629395">
                <text:p>2.39265632629395</text:p>
                <draw:g>
                  <svg:desc>Sheet1.C2:Sheet1.C6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517194747924805">
                <text:p>0.517194747924805</text:p>
              </table:table-cell>
              <table:table-cell office:value-type="float" office:value="2.46406388282776">
                <text:p>2.4640638828277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4.9363477230072">
                <text:p>4.9363477230072</text:p>
              </table:table-cell>
              <table:table-cell office:value-type="float" office:value="3.15975069999695">
                <text:p>3.1597506999969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50.6886167526245">
                <text:p>50.6886167526245</text:p>
              </table:table-cell>
              <table:table-cell office:value-type="float" office:value="9.65542602539063">
                <text:p>9.6554260253906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516.681136846542">
                <text:p>516.681136846542</text:p>
              </table:table-cell>
              <table:table-cell office:value-type="float" office:value="74.4442403316498">
                <text:p>74.4442403316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0.3$Linux_X86_64 LibreOffice_project/30$Build-3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